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T1" style:family="text">
      <style:text-properties officeooo:rsid="000f623e"/>
    </style:style>
    <style:style style:name="T2" style:family="text">
      <style:text-properties officeooo:rsid="001548a0"/>
    </style:style>
    <style:style style:name="T3" style:family="text">
      <style:text-properties officeooo:rsid="001a0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L</text:span>e <text:span text:style-name="T2">R</text:span>amad<text:span text:style-name="T2">a</text:span>n consiste <text:span text:style-name="T1">à</text:span> ne pas boire <text:span text:style-name="T1">et à ne pas manger pendant toute une journée. Dans une des cinq derniere nuit impair du ramamdan il y a <text:s/>la nuit du déstin. Le moi du Ramadan est le moi la ou le prophète <text:s/>a fait le plus de bone action. Générralement les famille ont des tradition comme chorba, brick,tajine etc. A la fin du moi de ramadan il y a une fête qui s’apelle el aid.🥖️🍛️🕋️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07T18:22:57.197386682</meta:creation-date>
    <dc:date>2021-05-08T18:48:58.242203869</dc:date>
    <meta:editing-duration>PT24M13S</meta:editing-duration>
    <meta:editing-cycles>5</meta:editing-cycles>
    <meta:generator>LibreOffice/6.3.6.2$Linux_X86_64 LibreOffice_project/30$Build-2</meta:generator>
    <meta:document-statistic meta:table-count="0" meta:image-count="0" meta:object-count="0" meta:page-count="1" meta:paragraph-count="1" meta:word-count="76" meta:character-count="380" meta:non-whitespace-character-count="303"/>
  </office:meta>
</office:document-meta>
</file>